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0pt" style:font-size-asian="10pt" style:font-size-complex="10pt"/>
    </style:style>
    <style:style style:name="P3" style:family="paragraph" style:parent-style-name="Standard">
      <style:text-properties style:font-name="Arial" fo:font-size="10pt" fo:font-weight="bold" style:font-size-asian="10pt" style:font-weight-asian="bold" style:font-size-complex="10pt" style:font-weight-complex="bold"/>
    </style:style>
    <style:style style:name="P4" style:family="paragraph" style:parent-style-name="Preformatted_20_Text">
      <style:text-properties style:font-name="Arial"/>
    </style:style>
    <style:style style:name="P5" style:family="paragraph" style:parent-style-name="Preformatted_20_Text">
      <style:text-properties style:font-name="Arial" fo:font-weight="bold"/>
    </style:style>
    <style:style style:name="P6" style:family="paragraph" style:parent-style-name="Preformatted_20_Text">
      <style:text-properties style:font-name="Arial" fo:font-weight="bold" style:font-weight-asian="bold" style:font-weight-complex="bold"/>
    </style:style>
    <style:style style:name="P7" style:family="paragraph" style:parent-style-name="Preformatted_20_Text">
      <style:text-properties style:font-name="Arial" fo:font-size="10pt" style:font-size-asian="10pt" style:font-size-complex="10pt"/>
    </style:style>
    <style:style style:name="P8" style:family="paragraph" style:parent-style-name="Preformatted_20_Text">
      <style:paragraph-properties fo:margin-top="0cm" fo:margin-bottom="0.499cm" style:contextual-spacing="false"/>
    </style:style>
    <style:style style:name="P9" style:family="paragraph" style:parent-style-name="Standard">
      <style:text-properties style:font-name="Arial"/>
    </style:style>
    <style:style style:name="P10" style:family="paragraph" style:parent-style-name="Standard">
      <style:text-properties style:font-name="Arial" fo:font-size="10pt" style:font-size-asian="10pt" style:font-size-complex="10pt"/>
    </style:style>
    <style:style style:name="P11" style:family="paragraph" style:parent-style-name="Standard" style:list-style-name="L3">
      <style:text-properties style:font-name="Arial" fo:font-size="10pt" style:font-size-asian="10pt" style:font-size-complex="10pt"/>
    </style:style>
    <style:style style:name="P12" style:family="paragraph" style:parent-style-name="Standard" style:list-style-name="L4">
      <style:text-properties style:font-name="Arial" fo:font-size="10pt" style:font-size-asian="10pt" style:font-size-complex="10pt"/>
    </style:style>
    <style:style style:name="P13" style:family="paragraph" style:parent-style-name="Standard">
      <style:text-properties style:font-name="Arial" fo:font-size="10pt" fo:font-weight="bold" officeooo:rsid="000482ad" officeooo:paragraph-rsid="000482ad" style:font-name-asian="WenQuanYi Micro Hei1" style:font-size-asian="10pt" style:font-weight-asian="bold" style:font-name-complex="Lohit Hindi2" style:font-size-complex="10pt" style:font-weight-complex="bold"/>
    </style:style>
    <style:style style:name="P14" style:family="paragraph" style:parent-style-name="Standard" style:list-style-name="L5">
      <style:text-properties officeooo:paragraph-rsid="000482ad"/>
    </style:style>
    <style:style style:name="P15" style:family="paragraph" style:parent-style-name="Preformatted_20_Text" style:list-style-name="L1">
      <style:text-properties style:font-name="Arial"/>
    </style:style>
    <style:style style:name="P16" style:family="paragraph" style:parent-style-name="Preformatted_20_Text" style:list-style-name="L2">
      <style:text-properties style:font-name="Arial"/>
    </style:style>
    <style:style style:name="P17" style:family="paragraph" style:parent-style-name="Preformatted_20_Text" style:list-style-name="L3">
      <style:text-properties style:font-name="Arial"/>
    </style:style>
    <style:style style:name="T1" style:family="text">
      <style:text-properties style:font-name="Arial"/>
    </style:style>
    <style:style style:name="T2" style:family="text">
      <style:text-properties style:font-name="Arial" fo:font-size="10pt" officeooo:rsid="000482ad" style:font-size-asian="10pt" style:font-size-complex="10pt"/>
    </style:style>
    <style:style style:name="T3" style:family="text">
      <style:text-properties style:font-name="Arial" fo:font-size="10pt" officeooo:rsid="0005a746"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enSubway</text:p>
      <text:p text:style-name="P1"/>
      <text:p text:style-name="P1"/>
      <text:p text:style-name="P6">Thema</text:p>
      <text:p text:style-name="P4">Vergleich mehrerer Vorhersagealgorithmen</text:p>
      <text:p text:style-name="P4">Konkret sollen die Algorithmen auf Personendaten aus einer U-Bahn-Station angewendet werden. "Personendaten" meint hier Daten, die Auskunft darüber geben, wie viele Personen (Anzahl) zu einem bestimmten Zeitpunkt an einem bestimmten Ort sind. Die Vorhersage hat die Aufgabe zu bestimmen, wie viele Personen im nächsten Zeitintervall an einem bestimmten Ort sein werden.</text:p>
      <text:p text:style-name="P4"/>
      <text:p text:style-name="P4"/>
      <text:p text:style-name="P6">Algorithmen</text:p>
      <text:list xml:id="list3003584620727115916" text:style-name="L1">
        <text:list-item>
          <text:p text:style-name="P15">Alignment</text:p>
        </text:list-item>
        <text:list-item>
          <text:p text:style-name="P15">ActiveLezi</text:p>
        </text:list-item>
      </text:list>
      <text:p text:style-name="P4"/>
      <text:p text:style-name="P4"/>
      <text:p text:style-name="P5">Evaluation / Performance-Indicator</text:p>
      <text:list xml:id="list4386100941817486579" text:style-name="L2">
        <text:list-item>
          <text:p text:style-name="P16">das korrekte Ergebnis liegt vor</text:p>
        </text:list-item>
      </text:list>
      <text:p text:style-name="P4"/>
      <text:p text:style-name="P4"/>
      <text:p text:style-name="P6">Eigenschaften der Daten</text:p>
      <text:list xml:id="list8583571070948576447" text:style-name="L3">
        <text:list-item>
          <text:p text:style-name="P17">Die Daten können unvollständig sein.</text:p>
        </text:list-item>
        <text:list-item>
          <text:p text:style-name="P11">Einzelne Datensätze stehen miteinander in Zusammenhang.</text:p>
        </text:list-item>
        <text:list-item>
          <text:p text:style-name="P11">Keine genaue zeitliche Übereinstimmung. 14Uhr am Tag X kann nicht genau mit 14Uhr am Tag Y verglichen werden. Es gibt keinen genauen Fahrplan, nur eine definierte Frequenz von Zügen.</text:p>
        </text:list-item>
      </text:list>
      <text:p text:style-name="P1"/>
      <text:p text:style-name="P13">Granularität</text:p>
      <text:list xml:id="list7052074681691728481" text:style-name="L5">
        <text:list-item>
          <text:p text:style-name="P14"><text:span text:style-name="T2">Jeder Wert </text:span><text:span text:style-name="T3">wird</text:span><text:span text:style-name="T2"> so wie er ist, in den Controller übernommen und entsprechend berücksichtigt. Es erfolgt keine Einteilung in Klassen oder ähnliches.</text:span></text:p>
        </text:list-item>
      </text:list>
      <text:p text:style-name="P2"/>
      <text:p text:style-name="P3">Roadmap</text:p>
      <text:list xml:id="list6372815934241318618" text:style-name="L4">
        <text:list-item>
          <text:p text:style-name="P12">bis mindestens Ende Februar 2014 Daten sammeln</text:p>
        </text:list-item>
        <text:list-item>
          <text:p text:style-name="P12">Deadline Ende Mai 2014</text:p>
        </text:list-item>
        <text:list-item>
          <text:p text:style-name="P12">Submission Abstract Deadline: August 1, 2014</text:p>
        </text:list-item>
        <text:list-item>
          <text:p text:style-name="P12">Submission Paper Deadline: August 8, 2014</text:p>
        </text:list-item>
        <text:list-item>
          <text:p text:style-name="P12">Acceptance Notification: September 26, 2014</text:p>
        </text:list-item>
        <text:list-item>
          <text:p text:style-name="P12">Camera-Ready Version: October 24th, 2014</text:p>
        </text:list-item>
      </text:list>
      <text:p text:style-name="P2"/>
      <text:p text:style-name="P2"/>
      <text:p text:style-name="P2"/>
      <text:p text:style-name="P7"><text:a xlink:type="simple" xlink:href="http://mobiquitous.org/2014/show/home">http://mobiquitou</text:a><text:a xlink:type="simple" xlink:href="http://mobiquitous.org/2014/show/home">s</text:a><text:a xlink:type="simple" xlink:href="http://mobiquitous.org/2014/show/home">.org/2014/show/home</text:a> - London</text:p>
      <text:p text:style-name="P4"/>
      <text:p text:style-name="P4"/>
      <text:p text:style-name="P4"/>
      <text:p text:style-name="P4"/>
      <text:p text:style-name="P4"><text:a xlink:type="simple" xlink:href="http://2014.ai4ie.de/"/></text:p>
      <text:p text:style-name="P4"><text:a xlink:type="simple" xlink:href="http://2014.ai4ie.de/"/></text:p>
      <text:p text:style-name="P4"><text:a xlink:type="simple" xlink:href="http://2014.ai4ie.de/">http://2014.ai4ie.de/</text:a> Prague</text:p>
      <text:p text:style-name="P4"/>
      <text:p text:style-name="Preformatted_20_Text"><text:a xlink:type="simple" xlink:href="http://aitami2014.mondragon.edu/aitami14"><text:span text:style-name="T1">http://aitami2014.mondragon.edu/aitami14</text:span></text:a><text:span text:style-name="T1"> China</text:span></text:p>
      <text:p text:style-name="P4"/>
      <text:p text:style-name="P4">Außerdem sollten bei den Ubicomp 2014 workshops bestimmt wieder einige passende dabei sein:</text:p>
      <text:p text:style-name="P8"><text:a xlink:type="simple" xlink:href="http://ubicomp.org/ubicomp2014/calls/workshops.php"><text:span text:style-name="T1">http://ubicomp.org/ubicomp2014/calls/workshops.php</text:span></text:a><text:span text:style-name="T1"> Seatle</text:span></text:p>
      <text:p text:style-name="P7">iwwiss.ht.sfc.keio.ac.jp/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Jahn</meta:initial-creator>
    <meta:creation-date>2014-02-18T12:20:23</meta:creation-date>
    <dc:date>2014-02-28T13:08:11.434000000</dc:date>
    <meta:editing-duration>PT1H17M14S</meta:editing-duration>
    <meta:editing-cycles>25</meta:editing-cycles>
    <meta:generator>LibreOffice/4.2.0.4$Windows_x86 LibreOffice_project/05dceb5d363845f2cf968344d7adab8dcfb2ba71</meta:generator>
    <meta:document-statistic meta:table-count="0" meta:image-count="0" meta:object-count="0" meta:page-count="1" meta:paragraph-count="28" meta:word-count="203" meta:character-count="1529" meta:non-whitespace-character-count="1367"/>
  </office:meta>
</office:document-meta>
</file>